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LID-принципы</text:h>
      <text:p text:style-name="Text_20_body"><text:span text:style-name="Strong_20_Emphasis">Принцип единственной ответственности (The Single Responsibility Principle)</text:span>: у каждого объекта должна быть только одна ответственность. Все поведение этого объекта должно быть направлено на обеспечение этой ответственности и никаких других.</text:p>
      <text:list xml:id="list2518964145" text:style-name="Numbering_20_3">
        <text:list-item>
          <text:p text:style-name="Code"># Неправильно</text:p>
        </text:list-item>
        <text:list-item>
          <text:p text:style-name="Code">class EventHandler: # Обработчик событий</text:p>
        </text:list-item>
        <text:list-item>
          <text:p text:style-name="Code"><text:s text:c="4"/>def handle_event_1(self, event):</text:p>
        </text:list-item>
        <text:list-item>
          <text:p text:style-name="Code"><text:s text:c="8"/># Обработчик перво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def handle_event_2(self, event):</text:p>
        </text:list-item>
        <text:list-item>
          <text:p text:style-name="Code"><text:s text:c="8"/># Обработчик второ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def handle_event_3(self, event):</text:p>
        </text:list-item>
        <text:list-item>
          <text:p text:style-name="Code"><text:s text:c="8"/># Обработчик третье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def database_logger(self, event):</text:p>
        </text:list-item>
        <text:list-item>
          <text:p text:style-name="Code"><text:s text:c="8"/># Метод для записи логов в базу данных</text:p>
        </text:list-item>
        <text:list-item>
          <text:p text:style-name="Code"><text:s text:c="8"/>pass</text:p>
        </text:list-item>
        <text:list-item>
          <text:p text:style-name="Code"/>
        </text:list-item>
        <text:list-item>
          <text:p text:style-name="Code"><text:s text:c="4"/></text:p>
        </text:list-item>
        <text:list-item>
          <text:p text:style-name="Code"># Правильно</text:p>
        </text:list-item>
        <text:list-item>
          <text:p text:style-name="Code">class <text:s/>EventHandler: # Обработчик событий</text:p>
        </text:list-item>
        <text:list-item>
          <text:p text:style-name="Code"><text:s text:c="4"/></text:p>
        </text:list-item>
        <text:list-item>
          <text:p text:style-name="Code"><text:s text:c="4"/>def handle_event_1(self, event):</text:p>
        </text:list-item>
        <text:list-item>
          <text:p text:style-name="Code"><text:s text:c="8"/># Обработчик перво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def handle_event_2(self, event):</text:p>
        </text:list-item>
        <text:list-item>
          <text:p text:style-name="Code"><text:s text:c="8"/># Обработчик второ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def handle_event_3(self, event):</text:p>
        </text:list-item>
        <text:list-item>
          <text:p text:style-name="Code"><text:s text:c="8"/># Обработчик третьего события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  <text:list-item>
          <text:p text:style-name="Code"><text:s text:c="4"/></text:p>
        </text:list-item>
        <text:list-item>
          <text:p text:style-name="Code">class DatabaseLogger:</text:p>
        </text:list-item>
        <text:list-item>
          <text:p text:style-name="Code"><text:s text:c="4"/></text:p>
        </text:list-item>
        <text:list-item>
          <text:p text:style-name="Code"><text:s text:c="4"/>def database_logger(self, event):</text:p>
        </text:list-item>
        <text:list-item>
          <text:p text:style-name="Code"><text:s text:c="8"/># Метод для записи логов в базу данных</text:p>
        </text:list-item>
        <text:list-item>
          <text:p text:style-name="Code"><text:s text:c="8"/>pass</text:p>
        </text:list-item>
        <text:list-item>
          <text:p text:style-name="Code"><text:s text:c="4"/></text:p>
        </text:list-item>
      </text:list>
      <text:p text:style-name="Standard"/>
      <text:p text:style-name="Text_20_body"><text:span text:style-name="Strong_20_Emphasis">Принцип открытости/закрытости (The Open Closed Principle)</text:span>: классы должны быть открыты для расширения, но закрыты для изменения. Этот принцип является важным, <text:soft-page-break/>потому что внесение изменений в существующие компоненты системы может также привести к непредвиденным изменения в работе самой этой системы. Однако поведение существующих объектов при необходимости можно расширить при помощи создания новых сущностей.</text:p>
      <text:p text:style-name="Text_20_body">Рассмотрим на примере. Пусть существует класс Robot. У этого класса есть метод brake. Мы хотим создать робота, который при поломке кроме всего прочего включает аварийную сигнализацию alarm. При этом мы не должны переписывать сам класс Robot, а должны создать потомка AlarmRobot, который при вызове break после вызова соответствующего метода родительского класса будет так же вызывать метод alarm.</text:p>
      <text:p text:style-name="Text_20_body"><text:span text:style-name="Strong_20_Emphasis">Принцип подстановки Барбары Лисков (The Liskov Substitution Principle)</text:span>: функции, которые используют базовый тип должны иметь возможность использовать его подтипы не зная об этом. </text:p>
      <text:list xml:id="list72601112231613" text:continue-numbering="true" text:style-name="Numbering_20_3">
        <text:list-item>
          <text:p text:style-name="Code"># Неправильный код</text:p>
        </text:list-item>
        <text:list-item>
          <text:p text:style-name="Code">class Parent:</text:p>
        </text:list-item>
        <text:list-item>
          <text:p text:style-name="Code"><text:s text:c="4"/>def __init__(self, value):</text:p>
        </text:list-item>
        <text:list-item>
          <text:p text:style-name="Code"><text:s text:c="8"/>self.value = value</text:p>
        </text:list-item>
        <text:list-item>
          <text:p text:style-name="Code"><text:s text:c="4"/></text:p>
        </text:list-item>
        <text:list-item>
          <text:p text:style-name="Code"><text:s text:c="4"/>def do_something(self):</text:p>
        </text:list-item>
        <text:list-item>
          <text:p text:style-name="Code"><text:s text:c="8"/>print("Function was called")</text:p>
        </text:list-item>
        <text:list-item>
          <text:p text:style-name="Code"/>
        </text:list-item>
        <text:list-item>
          <text:p text:style-name="Code"><text:s text:c="8"/></text:p>
        </text:list-item>
        <text:list-item>
          <text:p text:style-name="Code">class Child(Parent):</text:p>
        </text:list-item>
        <text:list-item>
          <text:p text:style-name="Code"><text:s text:c="4"/></text:p>
        </text:list-item>
        <text:list-item>
          <text:p text:style-name="Code"><text:s text:c="4"/>def do_something(self):</text:p>
        </text:list-item>
        <text:list-item>
          <text:p text:style-name="Code"><text:s text:c="8"/>super().do_something()</text:p>
        </text:list-item>
        <text:list-item>
          <text:p text:style-name="Code"><text:s text:c="8"/>self.value = 0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def function(obj: Parent):</text:p>
        </text:list-item>
        <text:list-item>
          <text:p text:style-name="Code"><text:s text:c="4"/>obj.do_something()</text:p>
        </text:list-item>
        <text:list-item>
          <text:p text:style-name="Code"><text:s text:c="4"/>if obj.value &gt; 0:</text:p>
        </text:list-item>
        <text:list-item>
          <text:p text:style-name="Code"><text:s text:c="8"/>print("All correct!")</text:p>
        </text:list-item>
        <text:list-item>
          <text:p text:style-name="Code"><text:s text:c="4"/>else:</text:p>
        </text:list-item>
        <text:list-item>
          <text:p text:style-name="Code"><text:s text:c="8"/>print("SOMETHING IS GOING WRONG!")</text:p>
        </text:list-item>
        <text:list-item>
          <text:p text:style-name="Code"/>
        </text:list-item>
        <text:list-item>
          <text:p text:style-name="Code"># Посмотрим на поведение</text:p>
        </text:list-item>
        <text:list-item>
          <text:p text:style-name="Code">parent = Parent(5)</text:p>
        </text:list-item>
        <text:list-item>
          <text:p text:style-name="Code">function(parent)</text:p>
        </text:list-item>
        <text:list-item>
          <text:p text:style-name="Code">print()</text:p>
        </text:list-item>
        <text:list-item>
          <text:p text:style-name="Code"/>
        </text:list-item>
        <text:list-item>
          <text:p text:style-name="Code"># Данный код должен работать корректно, если вместо родителя подставить потомка</text:p>
        </text:list-item>
        <text:list-item>
          <text:p text:style-name="Code">child = Child(5)</text:p>
        </text:list-item>
        <text:list-item>
          <text:p text:style-name="Code">function(child)</text:p>
        </text:list-item>
        <text:list-item>
          <text:p text:style-name="Code">print()</text:p>
        </text:list-item>
      </text:list>
      <text:p text:style-name="Standard"/>
      <text:p text:style-name="Standard"><text:span text:style-name="Strong_20_Emphasis">Принцип разделения интерфейса (The Interface Segregation Principle)</text:span>: клиенты не должны зависеть от методов, которые они не используют.</text:p>
      <text:p text:style-name="Standard"/>
      <text:list xml:id="list72601221336123" text:continue-numbering="true" text:style-name="Numbering_20_3">
        <text:list-item>
          <text:p text:style-name="Code"><text:soft-page-break/># Неправильно</text:p>
        </text:list-item>
        <text:list-item>
          <text:p text:style-name="Code">class AllScoresCalculator:</text:p>
        </text:list-item>
        <text:list-item>
          <text:p text:style-name="Code"><text:s text:c="4"/>def calculate_accuracy(self, y_true, y_pred):</text:p>
        </text:list-item>
        <text:list-item>
          <text:p text:style-name="Code"><text:s text:c="8"/>return sum(int(x == y) for x, y in zip(y_true, y_pred)) / len(y_true)</text:p>
        </text:list-item>
        <text:list-item>
          <text:p text:style-name="Code"><text:s text:c="4"/></text:p>
        </text:list-item>
        <text:list-item>
          <text:p text:style-name="Code"><text:s text:c="4"/>def log_loss(self, y_true, y_pred):</text:p>
        </text:list-item>
        <text:list-item>
          <text:p text:style-name="Code"><text:s text:c="8"/>return sum((x * math.log(y) + (1 - x) * math.log(1 - y)) </text:p>
        </text:list-item>
        <text:list-item>
          <text:p text:style-name="Code"><text:s text:c="19"/>for x, y in zip(y_true, y_pred)) / len(y_true)</text:p>
        </text:list-item>
        <text:list-item>
          <text:p text:style-name="Code"/>
        </text:list-item>
        <text:list-item>
          <text:p text:style-name="Code"><text:s text:c="4"/></text:p>
        </text:list-item>
        <text:list-item>
          <text:p text:style-name="Code"># Правильно</text:p>
        </text:list-item>
        <text:list-item>
          <text:p text:style-name="Code">class CalculateLosses:</text:p>
        </text:list-item>
        <text:list-item>
          <text:p text:style-name="Code"><text:s text:c="4"/>def log_loss(self, y_true, y_pred):</text:p>
        </text:list-item>
        <text:list-item>
          <text:p text:style-name="Code"><text:s text:c="8"/>return sum((x * math.log(y) + (1 - x) * math.log(1 - y)) </text:p>
        </text:list-item>
        <text:list-item>
          <text:p text:style-name="Code"><text:s text:c="19"/>for x, y in zip(y_true, y_pred)) / len(y_true)</text:p>
        </text:list-item>
        <text:list-item>
          <text:p text:style-name="Code"><text:s text:c="4"/></text:p>
        </text:list-item>
        <text:list-item>
          <text:p text:style-name="Code"/>
        </text:list-item>
        <text:list-item>
          <text:p text:style-name="Code">class CalculateMetrics:</text:p>
        </text:list-item>
        <text:list-item>
          <text:p text:style-name="Code"><text:s text:c="4"/>def calculate_accuracy(self, y_true, y_pred):</text:p>
        </text:list-item>
        <text:list-item>
          <text:p text:style-name="Code"><text:s text:c="8"/>return sum(int(x == y) for x, y in zip(y_true, y_pred)) / len(y_true)</text:p>
        </text:list-item>
        <text:list-item>
          <text:p text:style-name="Code"><text:s text:c="4"/></text:p>
        </text:list-item>
      </text:list>
      <text:p text:style-name="Standard"/>
      <text:p text:style-name="Text_20_body"><text:span text:style-name="Strong_20_Emphasis">Принцип инверсии зависимостей (The Dependency Inversion Principle)</text:span>:</text:p>
      <text:list xml:id="list2237377825" text:style-name="L1">
        <text:list-item>
          <text:p text:style-name="P2">Модули верхних уровней не должны зависеть от модулей нижних уровней. Оба типа модулей должны зависеть от абстракций.</text:p>
        </text:list-item>
        <text:list-item>
          <text:p text:style-name="P1">Абстракции не должны зависеть от деталей. Детали должны зависеть от абстракций.</text:p>
        </text:list-item>
      </text:list>
      <text:p text:style-name="Text_20_body">Приведем пример. Пусть у вас есть базовый класс Distributer, который может отправлять сообщения в различные социальные сети. У этого класса есть несколько реализаций, например VKDistributer и OKDistributer. Согласно принципу инверсии зависимостей, эти реализации не должны зависеть от методов класса Distributer (например VK_send_message и OK_send_message). Вместо этого у класса Destributor должен быть объявлен общий абстрактный метод send_message, который и будет реализован отдельно в каждом из потомк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Code" style:family="paragraph" style:parent-style-name="Standard" style:next-style-name="Standard" style:list-style-name="Numbering_20_3">
      <loext:graphic-properties draw:fill="solid" draw:fill-color="#dddddd"/>
      <style:paragraph-properties fo:background-color="#dddddd" fo:padding="0.049cm" fo:border="0.06pt solid #000000" style:shadow="none" style:writing-mode="pag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7:21:18.856314740</meta:creation-date>
    <dc:date>2018-10-13T07:26:00.602864866</dc:date>
    <meta:editing-duration>PT4M42S</meta:editing-duration>
    <meta:editing-cycles>1</meta:editing-cycles>
    <meta:document-statistic meta:table-count="0" meta:image-count="0" meta:object-count="0" meta:page-count="3" meta:paragraph-count="104" meta:word-count="617" meta:character-count="4500" meta:non-whitespace-character-count="3643"/>
    <meta:generator>LibreOffice/5.4.6.2$Linux_X86_64 LibreOffice_project/40m0$Build-2</meta:generator>
  </office:meta>
</office:document-meta>
</file>